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n" fo:country="US" style:font-size-asian="16pt" style:font-size-complex="16pt"/>
    </style:style>
    <style:style style:name="P2" style:family="paragraph" style:parent-style-name="Standard">
      <style:text-properties fo:color="#0000cc" fo:font-size="16pt" fo:language="en" fo:country="US" style:font-size-asian="16pt" style:font-size-complex="16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text-properties fo:font-size="16pt" fo:language="en" fo:country="US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fo:language="en" fo:country="US" style:font-size-asian="18pt" style:font-size-complex="18pt"/>
    </style:style>
    <style:style style:name="T3" style:family="text">
      <style:text-properties fo:color="#0000cc" fo:font-size="18pt" fo:language="en" fo:country="US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/text:span><text:span text:style-name="T2">Oo’s life</text:span></text:p>
      <text:p text:style-name="Standard"><text:span text:style-name="T2"><text:tab/><text:tab/></text:span><text:span text:style-name="T3">Kehidupan Oo</text:span></text:p>
      <text:p text:style-name="Standard"><text:span text:style-name="T3">(Info: “kehidupan” is not daily use for kids in Bahasa Indonesia, we can keep the original name Oo's Life, or put the other options that quite similar with Life, for example: Cerita (story), Aksi (action), Aktivitas (Activity))</text:span></text:p>
      <text:p text:style-name="P1"/>
      <text:p text:style-name="P1">Oo is hungry.</text:p>
      <text:p text:style-name="P2">Oo lapar</text:p>
      <text:p text:style-name="P1">What is Oo looking for?</text:p>
      <text:p text:style-name="P2">Apa yang Oo cari?</text:p>
      <text:p text:style-name="P1">Watermelons!</text:p>
      <text:p text:style-name="P2">Semangka!</text:p>
      <text:p text:style-name="P1">Hungry!</text:p>
      <text:p text:style-name="P2">Lapar!</text:p>
      <text:p text:style-name="P1">Yum!</text:p>
      <text:p text:style-name="P2">Nyam!</text:p>
      <text:p text:style-name="P1">Oh <text:s/>granny!</text:p>
      <text:p text:style-name="P2">Oh nenek!</text:p>
      <text:p text:style-name="P1">Choose language</text:p>
      <text:p text:style-name="P2">Pilih bahasa</text:p>
      <text:p text:style-name="P1">Choose <text:s/>story</text:p>
      <text:p text:style-name="P2">Pilih cerita</text:p>
      <text:p text:style-name="P1"><text:soft-page-break/>Credits</text:p>
      <text:p text:style-name="P2">Kredit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i" fo:country="FI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Calibri" fo:font-size="11pt" fo:language="fi" fo:country="FI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874in" fo:margin-right="0.78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a</meta:initial-creator>
    <dc:creator>Dea Viinikainen</dc:creator>
    <meta:editing-cycles>3</meta:editing-cycles>
    <meta:creation-date>2016-10-19T13:42:00</meta:creation-date>
    <dc:date>2016-11-08T09:40:33</dc:date>
    <meta:editing-duration>PT8M6S</meta:editing-duration>
    <meta:generator>OpenOffice/4.0.1$Unix OpenOffice.org_project/401m5$Build-9714</meta:generator>
    <meta:document-statistic meta:table-count="0" meta:image-count="0" meta:object-count="0" meta:page-count="2" meta:paragraph-count="21" meta:word-count="75" meta:character-count="4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